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76aa" officeooo:paragraph-rsid="000176aa"/>
    </style:style>
    <style:style style:name="P2" style:family="paragraph" style:parent-style-name="Standard">
      <style:paragraph-properties fo:text-align="center" style:justify-single-word="false"/>
      <style:text-properties officeooo:rsid="000176aa" officeooo:paragraph-rsid="000176aa"/>
    </style:style>
    <style:style style:name="P3" style:family="paragraph" style:parent-style-name="Standard">
      <style:text-properties officeooo:rsid="000176aa" officeooo:paragraph-rsid="0001953e"/>
    </style:style>
    <style:style style:name="P4" style:family="paragraph" style:parent-style-name="Standard">
      <style:text-properties officeooo:rsid="0001953e" officeooo:paragraph-rsid="0001953e"/>
    </style:style>
    <style:style style:name="P5" style:family="paragraph" style:parent-style-name="Standard">
      <style:text-properties officeooo:rsid="0001953e" officeooo:paragraph-rsid="0002a7c8"/>
    </style:style>
    <style:style style:name="P6" style:family="paragraph" style:parent-style-name="Standard">
      <style:text-properties officeooo:rsid="0001953e" officeooo:paragraph-rsid="0002d769"/>
    </style:style>
    <style:style style:name="P7" style:family="paragraph" style:parent-style-name="Standard">
      <style:text-properties officeooo:rsid="0002a7c8" officeooo:paragraph-rsid="0002a7c8"/>
    </style:style>
    <style:style style:name="P8" style:family="paragraph" style:parent-style-name="Standard">
      <style:text-properties officeooo:rsid="0002a7c8" officeooo:paragraph-rsid="000381bd"/>
    </style:style>
    <style:style style:name="P9" style:family="paragraph" style:parent-style-name="Standard">
      <style:text-properties officeooo:rsid="0002a7c8" officeooo:paragraph-rsid="00040e66"/>
    </style:style>
    <style:style style:name="P10" style:family="paragraph" style:parent-style-name="Standard">
      <style:text-properties officeooo:rsid="0002d769" officeooo:paragraph-rsid="0002d769"/>
    </style:style>
    <style:style style:name="P11" style:family="paragraph" style:parent-style-name="Standard">
      <style:text-properties officeooo:rsid="000381bd" officeooo:paragraph-rsid="000381bd"/>
    </style:style>
    <style:style style:name="P12" style:family="paragraph" style:parent-style-name="Table_20_Contents">
      <style:text-properties officeooo:rsid="0002d769" officeooo:paragraph-rsid="0002d769"/>
    </style:style>
    <style:style style:name="P13" style:family="paragraph" style:parent-style-name="Table_20_Contents">
      <style:text-properties fo:font-weight="bold" officeooo:rsid="0002d769" officeooo:paragraph-rsid="0002d769" style:font-weight-asian="bold" style:font-weight-complex="bold"/>
    </style:style>
    <style:style style:name="T1" style:family="text">
      <style:text-properties officeooo:rsid="000176a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176aa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1953e"/>
    </style:style>
    <style:style style:name="T6" style:family="text">
      <style:text-properties style:text-position="0% 100%" officeooo:rsid="000176aa"/>
    </style:style>
    <style:style style:name="T7" style:family="text">
      <style:text-properties style:text-position="0% 100%" officeooo:rsid="0002a7c8"/>
    </style:style>
    <style:style style:name="T8" style:family="text">
      <style:text-properties style:text-position="0% 100%" officeooo:rsid="0002d769"/>
    </style:style>
    <style:style style:name="T9" style:family="text">
      <style:text-properties style:text-position="0% 100%" officeooo:rsid="000381bd"/>
    </style:style>
    <style:style style:name="T10" style:family="text">
      <style:text-properties style:text-position="0% 100%" officeooo:rsid="00040e66"/>
    </style:style>
    <style:style style:name="T11" style:family="text">
      <style:text-properties officeooo:rsid="0001953e"/>
    </style:style>
    <style:style style:name="T12" style:family="text">
      <style:text-properties officeooo:rsid="0002d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rmal Re-<text:span text:style-name="T1">path</text:span>s</text:p>
      <text:p text:style-name="P2">by Sven Nilsen, 2020</text:p>
      <text:p text:style-name="P1"/>
      <text:p text:style-name="P1">A normal path has the following form <text:span text:style-name="T12">(using constrained functions)</text:span>:</text:p>
      <text:p text:style-name="P1"/>
      <text:p text:style-name="P1"><text:tab/>f[g<text:span text:style-name="T2">i→n</text:span>] &lt;=&gt; h</text:p>
      <text:p text:style-name="P1"/>
      <text:p text:style-name="P1"><text:tab/>h : ∃g<text:span text:style-name="T2">i</text:span><text:span text:style-name="T5">{∀f}</text:span> → ∃g<text:span text:style-name="T2">n</text:span><text:span text:style-name="T5">{∃f}</text:span></text:p>
      <text:p text:style-name="P1"/>
      <text:p text:style-name="P1">This solution might exist or not, hence a “path” or a “proof” semantics.</text:p>
      <text:p text:style-name="P1"/>
      <text:p text:style-name="P1">A normal re-path replaces the path function with a relation:</text:p>
      <text:p text:style-name="P1"/>
      <text:p text:style-name="P3"><text:tab/><text:span text:style-name="T11">h’ : </text:span>∃g<text:span text:style-name="T2">i</text:span><text:span text:style-name="T5">{∀f}</text:span> ⨯ ∃g<text:span text:style-name="T2">n</text:span><text:span text:style-name="T5">{∃f} → bool</text:span></text:p>
      <text:p text:style-name="P3"><text:span text:style-name="T5"/></text:p>
      <text:p text:style-name="P7"><text:span text:style-name="T5">T</text:span><text:span text:style-name="T4">his is a boolean function that returns `true` for these sub-types and `false` otherwise.</text:span><text:span text:style-name="T5"><text:line-break/></text:span></text:p>
      <text:p text:style-name="P6"><text:span text:style-name="T4">Since relations are generalized functions, normal re-paths are generalized normal paths.</text:span></text:p>
      <text:p text:style-name="P4"/>
      <text:p text:style-name="P4"><text:span text:style-name="T4">In order to express the form of normal re-paths, one must redefine `f` as a relation:</text:span></text:p>
      <text:p text:style-name="P4"><text:span text:style-name="T4"/></text:p>
      <text:p text:style-name="P4"><text:span text:style-name="T4"><text:tab/>f’ : ∀f ⨯ ∃f → bool</text:span></text:p>
      <text:p text:style-name="P4"><text:span text:style-name="T4"/></text:p>
      <text:p text:style-name="P7"><text:span text:style-name="T4">The normal re-path is then defined as following:</text:span></text:p>
      <text:p text:style-name="P4"><text:span text:style-name="T4"/></text:p>
      <text:p text:style-name="P5"><text:span text:style-name="T4"><text:tab/></text:span><text:span text:style-name="T6">f’[g</text:span><text:span text:style-name="T3">in</text:span><text:span text:style-name="T6"> →</text:span><text:span text:style-name="T7"> id</text:span><text:span text:style-name="T6">] &lt;=&gt; </text:span><text:span text:style-name="T7">h’</text:span></text:p>
      <text:p text:style-name="P5"><text:span text:style-name="T6"/></text:p>
      <text:p text:style-name="P7"><text:span text:style-name="T6">T</text:span><text:span text:style-name="T4">his is just a </text:span><text:span text:style-name="T9">lifted </text:span><text:span text:style-name="T4">normal path on the lifted functions describing the relations.</text:span></text:p>
      <text:p text:style-name="P7"><text:span text:style-name="T4"/></text:p>
      <text:p text:style-name="P11"><text:span text:style-name="T4">However, unlike normal paths, </text:span><text:span text:style-name="T10">a normal re-path</text:span><text:span text:style-name="T4"> always has a solution.</text:span></text:p>
      <text:p text:style-name="P7"><text:span text:style-name="T4"/></text:p>
      <text:p text:style-name="P9"><text:span text:style-name="T4">For example, </text:span><text:span text:style-name="T10">the normal path `</text:span><text:span text:style-name="T4">mul{(&lt; </text:span><text:span text:style-name="T8">3</text:span><text:span text:style-name="T4">), (&lt; 3)}</text:span><text:span text:style-name="T10">[prime]` does not exist, but its re-path does</text:span><text:span text:style-name="T4">:</text:span></text:p>
      <text:p text:style-name="P7"><text:span text:style-name="T4"/></text:p>
      <text:p text:style-name="P7"><text:span text:style-name="T4"><text:tab/>f := mul{(&lt; </text:span><text:span text:style-name="T8">3</text:span><text:span text:style-name="T4">), (&lt; 3)}<text:tab/><text:tab/><text:tab/></text:span><text:span text:style-name="T8">f’[prime → id] &lt;=&gt; h’</text:span></text:p>
      <text:p text:style-name="P7"><text:span text:style-name="T8"/></text:p>
      <text:p text:style-name="P8"><text:span text:style-name="T8"><text:tab/>f : nat ⨯ nat → nat<text:tab/><text:tab/><text:tab/></text:span><text:span text:style-name="T9">f’ : (</text:span><text:span text:style-name="T8">nat ⨯ na</text:span><text:span text:style-name="T9">t)</text:span><text:span text:style-name="T8"> ⨯ nat →</text:span><text:span text:style-name="T9"> bool</text:span></text:p>
      <text:p text:style-name="P8"><text:span text:style-name="T8"><text:tab/>prime : nat → bool<text:tab/><text:tab/><text:tab/></text:span><text:span text:style-name="T9">h’ : (bool </text:span><text:span text:style-name="T8">⨯ </text:span><text:span text:style-name="T9">bool) </text:span><text:span text:style-name="T8">⨯ </text:span><text:span text:style-name="T9">bool → bool</text:span></text:p>
      <text:p text:style-name="P7"><text:span text:style-name="T8"/></text:p>
      <text:p text:style-name="P10"><text:span text:style-name="T4">Where `h’` has the following relation matrix:</text:span></text:p>
      <text:p text:style-name="P7"><text:span text:style-name="T4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13">h’</text:p>
          </table:table-cell>
          <table:table-cell table:style-name="Table1.A1" office:value-type="string">
            <text:p text:style-name="P13">(false, false)</text:p>
          </table:table-cell>
          <table:table-cell table:style-name="Table1.A1" office:value-type="string">
            <text:p text:style-name="P13">(false, true)</text:p>
          </table:table-cell>
          <table:table-cell table:style-name="Table1.A1" office:value-type="string">
            <text:p text:style-name="P13">(true, false)</text:p>
          </table:table-cell>
          <table:table-cell table:style-name="Table1.E1" office:value-type="string">
            <text:p text:style-name="P13">(true, true)</text:p>
          </table:table-cell>
        </table:table-row>
        <table:table-row>
          <table:table-cell table:style-name="Table1.A2" office:value-type="string">
            <text:p text:style-name="P13">false</text:p>
          </table:table-cell>
          <table:table-cell table:style-name="Table1.A2" office:value-type="string">
            <text:p text:style-name="P12">true</text:p>
          </table:table-cell>
          <table:table-cell table:style-name="Table1.A2" office:value-type="string">
            <text:p text:style-name="P12">true</text:p>
          </table:table-cell>
          <table:table-cell table:style-name="Table1.A2" office:value-type="string">
            <text:p text:style-name="P12">true</text:p>
          </table:table-cell>
          <table:table-cell table:style-name="Table1.E2" office:value-type="string">
            <text:p text:style-name="P12">true</text:p>
          </table:table-cell>
        </table:table-row>
        <table:table-row>
          <table:table-cell table:style-name="Table1.A2" office:value-type="string">
            <text:p text:style-name="P13">true</text:p>
          </table:table-cell>
          <table:table-cell table:style-name="Table1.A2" office:value-type="string">
            <text:p text:style-name="P12">false</text:p>
          </table:table-cell>
          <table:table-cell table:style-name="Table1.A2" office:value-type="string">
            <text:p text:style-name="P12">true</text:p>
          </table:table-cell>
          <table:table-cell table:style-name="Table1.A2" office:value-type="string">
            <text:p text:style-name="P12">true</text:p>
          </table:table-cell>
          <table:table-cell table:style-name="Table1.E2" office:value-type="string">
            <text:p text:style-name="P12">false</text:p>
          </table:table-cell>
        </table:table-row>
      </table:table>
      <text:p text:style-name="P7"><text:span text:style-name="T4"/></text:p>
      <text:p text:style-name="P8"><text:span text:style-name="T9">Written as a function:</text:span><text:span text:style-name="T4"><text:tab/><text:tab/></text:span><text:span text:style-name="T8">h’((a, b) : </text:span><text:span text:style-name="T9">bool </text:span><text:span text:style-name="T8">⨯ </text:span><text:span text:style-name="T9">bool</text:span><text:span text:style-name="T8">, c : </text:span><text:span text:style-name="T9">bool</text:span><text:span text:style-name="T8">) = ¬(a == b ∧ 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0:21:57.525990000</meta:creation-date>
    <dc:date>2020-03-05T11:23:53.745100000</dc:date>
    <meta:editing-duration>PT6M54S</meta:editing-duration>
    <meta:editing-cycles>1</meta:editing-cycles>
    <meta:document-statistic meta:table-count="1" meta:image-count="0" meta:object-count="0" meta:page-count="1" meta:paragraph-count="37" meta:word-count="242" meta:character-count="1265" meta:non-whitespace-character-count="1044"/>
    <meta:generator>LibreOffice/5.1.2.2$MacOSX_X86_64 LibreOffice_project/d3bf12ecb743fc0d20e0be0c58ca359301eb705f</meta:generator>
  </office:meta>
</office:document-meta>
</file>